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scadia Code" svg:font-family="'Cascadia Code'"/>
    <style:font-face style:name="Liberation Sans1" svg:font-family="'Liberation Sans'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4.728in"/>
    </style:style>
    <style:style style:name="co5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2.6516in"/>
    </style:style>
    <style:style style:name="co7" style:family="table-column">
      <style:table-column-properties fo:break-before="auto" style:column-width="2.02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5in" fo:break-before="auto" style:use-optimal-row-height="true"/>
    </style:style>
    <style:style style:name="ro4" style:family="table-row">
      <style:table-row-properties style:row-height="0.8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color="#00a933" style:font-name="Arial Black" fo:font-size="10pt" fo:font-weight="bold" style:font-name-asian="Liberation Sans1" style:font-size-asian="10pt" style:font-weight-asian="bold" style:font-name-complex="Liberation Sans1" style:font-size-complex="10pt" style:font-weight-complex="bold"/>
    </style:style>
    <style:style style:name="ce8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" fo:font-size="11pt" fo:font-weight="bold" style:font-name-asian="Calibri" style:font-size-asian="11pt" style:language-asian="hi" style:country-asian="IN" style:font-weight-asian="bold" style:font-name-complex="Calibri" style:font-size-complex="6.80000019073486pt" style:language-complex="none" style:country-complex="none" style:font-weight-complex="bold"/>
    </style:style>
    <style:style style:name="ce2" style:family="table-cell" style:parent-style-name="Default">
      <style:table-cell-properties fo:border-bottom="0.06pt solid #cccccc" fo:border-left="0.74pt solid #cccccc" fo:border-right="0.74pt solid #cccccc" fo:border-top="none"/>
      <style:text-properties fo:color="#8d1d75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hi" style:country-asian="IN" style:font-style-asian="normal" style:font-weight-asian="normal" style:font-name-complex="Calibri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cccccc" fo:border-left="0.74pt solid #cccccc" fo:border-right="0.74pt solid #cccccc" fo:border-top="0.06pt solid #cccccc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hi" style:country-asian="IN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cccccc" fo:border-left="0.74pt solid #cccccc" fo:border-right="0.74pt solid #cccccc" fo:border-top="0.06pt solid #cccccc"/>
      <style:text-properties fo:color="#8d1d75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hi" style:country-asian="IN" style:font-style-asian="normal" style:font-weight-asian="bold" style:font-name-complex="Calibri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wrap-option="wrap"/>
    </style:style>
    <style:style style:name="ce18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order-bottom="0.06pt solid #cccccc" fo:wrap-option="wrap" fo:border-left="0.74pt solid #cccccc" fo:border-right="0.74pt solid #cccccc" fo:border-top="0.06pt solid #cccccc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hi" style:country-asian="IN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order-bottom="0.06pt solid #cccccc" fo:wrap-option="wrap" fo:border-left="0.74pt solid #cccccc" fo:border-right="0.74pt solid #cccccc" fo:border-top="none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hi" style:country-asian="IN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-bottom="0.06pt solid #cccccc" fo:wrap-option="wrap" fo:border-left="0.74pt solid #cccccc" fo:border-right="0.74pt solid #cccccc" fo:border-top="0.06pt solid #cccccc"/>
      <style:text-properties fo:color="#ff8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hi" style:country-asian="IN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Cascadia Cod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Code" style:font-size-asian="10pt" style:language-asian="none" style:country-asian="none" style:font-style-asian="normal" style:font-weight-asian="normal" style:font-name-complex="Cascadia Cod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font-name="Cascadia Code" fo:language="none" fo:country="none" style:font-name-asian="Cascadia Code" style:language-asian="none" style:country-asian="none" style:font-name-complex="Cascadia Code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8"/>
        <table:table-column table:style-name="co4" table:default-cell-style-name="Default"/>
        <table:table-column table:style-name="co5" table:default-cell-style-name="ce23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6" office:value-type="string" calcext:value-type="string">
            <text:p>Properties</text:p>
          </table:table-cell>
          <table:table-cell table:style-name="ce5" office:value-type="string" calcext:value-type="string">
            <text:p>Boon</text:p>
          </table:table-cell>
          <table:table-cell table:style-name="ce5" office:value-type="string" calcext:value-type="string">
            <text:p>Loa</text:p>
          </table:table-cell>
          <table:table-cell table:style-name="ce5" office:value-type="string" calcext:value-type="string">
            <text:p>Implementing class</text:p>
          </table:table-cell>
          <table:table-cell table:style-name="ce5" office:value-type="string" calcext:value-type="string">
            <text:p>Identifier</text:p>
          </table:table-cell>
        </table:table-row>
        <table:table-row table:style-name="ro2">
          <table:table-cell table:style-name="ce7" office:value-type="string" calcext:value-type="string">
            <text:p>√</text:p>
          </table:table-cell>
          <table:table-cell office:value-type="string" calcext:value-type="string">
            <text:p>Calm or Storm</text:p>
          </table:table-cell>
          <table:table-cell table:style-name="ce17"/>
          <table:table-cell table:style-name="ce17" office:value-type="string" calcext:value-type="string">
            <text:p>The Ocean becomes gentle, or fierce, for the group’s vessel</text:p>
          </table:table-cell>
          <table:table-cell office:value-type="string" calcext:value-type="string">
            <text:p>Agbe</text:p>
          </table:table-cell>
          <table:table-cell table:style-name="ce23" office:value-type="string" calcext:value-type="string">
            <text:p>null</text:p>
          </table:table-cell>
          <table:table-cell table:formula="of:=SUBSTITUTE(UPPER([.B2]);&quot; &quot;;&quot;_&quot;)" office:value-type="string" office:string-value="CALM_OR_STORM" calcext:value-type="string">
            <text:p>CALM_OR_STORM</text:p>
          </table:table-cell>
        </table:table-row>
        <table:table-row table:style-name="ro2">
          <table:table-cell table:style-name="ce7" office:value-type="string" calcext:value-type="string">
            <text:p>√</text:p>
          </table:table-cell>
          <table:table-cell office:value-type="string" calcext:value-type="string">
            <text:p>Aqua Affinity</text:p>
          </table:table-cell>
          <table:table-cell table:style-name="ce17"/>
          <table:table-cell table:style-name="ce17" office:value-type="string" calcext:value-type="string">
            <text:p>Immunity from drowning and thirst.</text:p>
          </table:table-cell>
          <table:table-cell office:value-type="string" calcext:value-type="string">
            <text:p>Agbe</text:p>
          </table:table-cell>
          <table:table-cell table:style-name="ce23" office:value-type="string" calcext:value-type="string">
            <text:p>null</text:p>
          </table:table-cell>
          <table:table-cell table:formula="of:=SUBSTITUTE(UPPER([.B3]);&quot; &quot;;&quot;_&quot;)" office:value-type="string" office:string-value="AQUA_AFFINITY" calcext:value-type="string">
            <text:p>AQUA_AFFINITY</text:p>
          </table:table-cell>
        </table:table-row>
        <table:table-row table:style-name="ro3">
          <table:table-cell table:style-name="ce7" office:value-type="string" calcext:value-type="string">
            <text:p>√</text:p>
          </table:table-cell>
          <table:table-cell office:value-type="string" calcext:value-type="string">
            <text:p>Doll of Thirst</text:p>
          </table:table-cell>
          <table:table-cell table:style-name="ce17"/>
          <table:table-cell table:style-name="ce17" office:value-type="string" calcext:value-type="string">
            <text:p>Target must remain in navigable body of water, or suffer 1/3 of life points per day from dehydration.</text:p>
          </table:table-cell>
          <table:table-cell office:value-type="string" calcext:value-type="string">
            <text:p>Agbe</text:p>
          </table:table-cell>
          <table:table-cell office:value-type="string" calcext:value-type="string">
            <text:p>Scheduled</text:p>
          </table:table-cell>
          <table:table-cell table:formula="of:=SUBSTITUTE(UPPER([.B4]);&quot; &quot;;&quot;_&quot;)" office:value-type="string" office:string-value="DOLL_OF_THIRST" calcext:value-type="string">
            <text:p>DOLL_OF_THIRST</text:p>
          </table:table-cell>
        </table:table-row>
        <table:table-row table:style-name="ro4">
          <table:table-cell table:style-name="ce7" office:value-type="string" calcext:value-type="string">
            <text:p>√</text:p>
          </table:table-cell>
          <table:table-cell table:style-name="ce2" office:value-type="string" calcext:value-type="string">
            <text:p>Doll of Drowning</text:p>
          </table:table-cell>
          <table:table-cell table:style-name="ce17" office:value-type="string" calcext:value-type="string">
            <text:p>stamina, dexterity, constitution, perception , fatigue</text:p>
          </table:table-cell>
          <table:table-cell table:style-name="ce17" office:value-type="string" calcext:value-type="string">
            <text:p>-3 to stamina, , dexterity, constitution, perception, fatigue. Target is always at least damp. If immersed in water, must save every round or drown. Target must be land lubber.</text:p>
          </table:table-cell>
          <table:table-cell office:value-type="string" calcext:value-type="string">
            <text:p>Agbe</text:p>
          </table:table-cell>
          <table:table-cell office:value-type="string" calcext:value-type="string">
            <text:p>ModifierForTokenDirectImpl + Scheduled</text:p>
          </table:table-cell>
          <table:table-cell table:formula="of:=SUBSTITUTE(UPPER([.B5]);&quot; &quot;;&quot;_&quot;)" office:value-type="string" office:string-value="DOLL_OF_DROWNING" calcext:value-type="string">
            <text:p>DOLL_OF_DROWNING</text:p>
          </table:table-cell>
        </table:table-row>
        <table:table-row table:style-name="ro3">
          <table:table-cell table:style-name="ce7" office:value-type="string" calcext:value-type="string">
            <text:p>√</text:p>
          </table:table-cell>
          <table:table-cell table:style-name="ce3" office:value-type="string" calcext:value-type="string">
            <text:p>Fetish for Husbandry</text:p>
          </table:table-cell>
          <table:table-cell table:style-name="ce17"/>
          <table:table-cell table:style-name="ce20" office:value-type="string" calcext:value-type="string">
            <text:p>Tied to a non-sentient beast, beast gets +3 in all saves, armor, and healing.</text:p>
          </table:table-cell>
          <table:table-cell office:value-type="string" calcext:value-type="string">
            <text:p>Agê</text:p>
          </table:table-cell>
          <table:table-cell office:value-type="string" calcext:value-type="string">
            <text:p>ModifierForTokenDirectImpl</text:p>
          </table:table-cell>
          <table:table-cell table:formula="of:=SUBSTITUTE(UPPER([.B6]);&quot; &quot;;&quot;_&quot;)" office:value-type="string" office:string-value="FETISH_FOR_HUSBANDRY" calcext:value-type="string">
            <text:p>FETISH_FOR_HUSBANDRY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table:style-name="ce2" office:value-type="string" calcext:value-type="string">
            <text:p>Fetish for Stamina</text:p>
          </table:table-cell>
          <table:table-cell table:style-name="ce17" office:value-type="string" calcext:value-type="string">
            <text:p>stamina</text:p>
          </table:table-cell>
          <table:table-cell table:style-name="ce21" office:value-type="string" calcext:value-type="string">
            <text:p>+2 to stamina</text:p>
          </table:table-cell>
          <table:table-cell office:value-type="string" calcext:value-type="string">
            <text:p>Agê</text:p>
          </table:table-cell>
          <table:table-cell table:style-name="ce14" office:value-type="string" calcext:value-type="string">
            <text:p>ModifierForTokenDirectImpl</text:p>
          </table:table-cell>
          <table:table-cell table:formula="of:=SUBSTITUTE(UPPER([.B7]);&quot; &quot;;&quot;_&quot;)" office:value-type="string" office:string-value="FETISH_FOR_STAMINA" calcext:value-type="string">
            <text:p>FETISH_FOR_STAMINA</text:p>
          </table:table-cell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3" office:value-type="string" calcext:value-type="string">
            <text:p>Fetish for Venom</text:p>
          </table:table-cell>
          <table:table-cell table:style-name="ce17"/>
          <table:table-cell table:style-name="ce20" office:value-type="string" calcext:value-type="string">
            <text:p>Melee weapon WILL poison target upon damaging hit.</text:p>
          </table:table-cell>
          <table:table-cell office:value-type="string" calcext:value-type="string">
            <text:p>Agê</text:p>
          </table:table-cell>
          <table:table-cell table:style-name="ce15" office:value-type="string" calcext:value-type="string">
            <text:p>ModifierFromMacroImpl</text:p>
          </table:table-cell>
          <table:table-cell table:formula="of:=SUBSTITUTE(UPPER([.B8]);&quot; &quot;;&quot;_&quot;)" office:value-type="string" office:string-value="FETISH_FOR_VENOM" calcext:value-type="string">
            <text:p>FETISH_FOR_VENOM</text:p>
          </table:table-cell>
        </table:table-row>
        <table:table-row table:style-name="ro3">
          <table:table-cell table:style-name="ce7" office:value-type="string" calcext:value-type="string">
            <text:p>√</text:p>
          </table:table-cell>
          <table:table-cell table:style-name="ce2" office:value-type="string" calcext:value-type="string">
            <text:p>Fetish for Viciousness</text:p>
          </table:table-cell>
          <table:table-cell table:style-name="ce17" office:value-type="string" calcext:value-type="string">
            <text:p>meleebonus</text:p>
          </table:table-cell>
          <table:table-cell table:style-name="ce21" office:value-type="string" calcext:value-type="string">
            <text:p>Tied to a non-sentient beast, beast gets +3 in bite, claw, kick, etc. melee attacks.</text:p>
          </table:table-cell>
          <table:table-cell office:value-type="string" calcext:value-type="string">
            <text:p>Agê</text:p>
          </table:table-cell>
          <table:table-cell table:style-name="ce14" office:value-type="string" calcext:value-type="string">
            <text:p>ModifierForTokenDirectImpl</text:p>
          </table:table-cell>
          <table:table-cell table:formula="of:=SUBSTITUTE(UPPER([.B9]);&quot; &quot;;&quot;_&quot;)" office:value-type="string" office:string-value="FETISH_FOR_VICIOUSNESS" calcext:value-type="string">
            <text:p>FETISH_FOR_VICIOUSNESS</text:p>
          </table:table-cell>
        </table:table-row>
        <table:table-row table:style-name="ro3">
          <table:table-cell table:style-name="ce8" office:value-type="string" calcext:value-type="string">
            <text:p>U</text:p>
          </table:table-cell>
          <table:table-cell table:style-name="ce3" office:value-type="string" calcext:value-type="string">
            <text:p>Doll of True Love</text:p>
          </table:table-cell>
          <table:table-cell table:style-name="ce17"/>
          <table:table-cell table:style-name="ce20" office:value-type="string" calcext:value-type="string">
            <text:p>Stroking and Caressing the doll, builds an UNOPPOSED limited Charm Person. Betrayal breaks charm.</text:p>
          </table:table-cell>
          <table:table-cell office:value-type="string" calcext:value-type="string">
            <text:p>Anaisa Pye</text:p>
          </table:table-cell>
          <table:table-cell table:style-name="ce14" office:value-type="string" calcext:value-type="string">
            <text:p>ModifierFromMacroImpl</text:p>
          </table:table-cell>
          <table:table-cell table:formula="of:=SUBSTITUTE(UPPER([.B10]);&quot; &quot;;&quot;_&quot;)" office:value-type="string" office:string-value="DOLL_OF_TRUE_LOVE" calcext:value-type="string">
            <text:p>DOLL_OF_TRUE_LOVE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table:style-name="ce3" office:value-type="string" calcext:value-type="string">
            <text:p>Doll of Succor</text:p>
          </table:table-cell>
          <table:table-cell table:style-name="ce17"/>
          <table:table-cell table:style-name="ce20" office:value-type="string" calcext:value-type="string">
            <text:p>Medicines applied to the doll heal the target</text:p>
          </table:table-cell>
          <table:table-cell office:value-type="string" calcext:value-type="string">
            <text:p>Anaisa Pye</text:p>
          </table:table-cell>
          <table:table-cell table:style-name="ce23" office:value-type="string" calcext:value-type="string">
            <text:p>null</text:p>
          </table:table-cell>
          <table:table-cell table:formula="of:=SUBSTITUTE(UPPER([.B11]);&quot; &quot;;&quot;_&quot;)" office:value-type="string" office:string-value="DOLL_OF_SUCCOR" calcext:value-type="string">
            <text:p>DOLL_OF_SUCCOR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table:style-name="ce2" office:value-type="string" calcext:value-type="string">
            <text:p>Fetish for Luck</text:p>
          </table:table-cell>
          <table:table-cell table:style-name="ce17" office:value-type="string" calcext:value-type="string">
            <text:p>luck</text:p>
          </table:table-cell>
          <table:table-cell table:style-name="ce21" office:value-type="string" calcext:value-type="string">
            <text:p>+2 to luck</text:p>
          </table:table-cell>
          <table:table-cell office:value-type="string" calcext:value-type="string">
            <text:p>Anaisa Pye</text:p>
          </table:table-cell>
          <table:table-cell table:style-name="ce14" office:value-type="string" calcext:value-type="string">
            <text:p>ModifierForTokenDirectImpl</text:p>
          </table:table-cell>
          <table:table-cell table:formula="of:=SUBSTITUTE(UPPER([.B12]);&quot; &quot;;&quot;_&quot;)" office:value-type="string" office:string-value="FETISH_FOR_LUCK" calcext:value-type="string">
            <text:p>FETISH_FOR_LUCK</text:p>
          </table:table-cell>
        </table:table-row>
        <table:table-row table:style-name="ro3">
          <table:table-cell table:style-name="ce8" office:value-type="string" calcext:value-type="string">
            <text:p>U</text:p>
          </table:table-cell>
          <table:table-cell table:style-name="ce3" office:value-type="string" calcext:value-type="string">
            <text:p>Bone Shard</text:p>
          </table:table-cell>
          <table:table-cell table:style-name="ce17"/>
          <table:table-cell table:style-name="ce20" office:value-type="string" calcext:value-type="string">
            <text:p>Ethereal fragment of bone flies from femur rod into target, doing 1d4 damage per round</text:p>
          </table:table-cell>
          <table:table-cell office:value-type="string" calcext:value-type="string">
            <text:p>Baron</text:p>
          </table:table-cell>
          <table:table-cell table:style-name="ce14" office:value-type="string" calcext:value-type="string">
            <text:p>ModifierFromMacroImpl</text:p>
          </table:table-cell>
          <table:table-cell table:formula="of:=SUBSTITUTE(UPPER([.B13]);&quot; &quot;;&quot;_&quot;)" office:value-type="string" office:string-value="BONE_SHARD" calcext:value-type="string">
            <text:p>BONE_SHARD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table:style-name="ce3" office:value-type="string" calcext:value-type="string">
            <text:p>Death</text:p>
          </table:table-cell>
          <table:table-cell table:style-name="ce17"/>
          <table:table-cell table:style-name="ce20" office:value-type="string" calcext:value-type="string">
            <text:p>Kills an unprotected mortal in 1 turn, 1/10 hp per turn.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Scheduled</text:p>
          </table:table-cell>
          <table:table-cell table:formula="of:=SUBSTITUTE(UPPER([.B14]);&quot; &quot;;&quot;_&quot;)" office:value-type="string" office:string-value="DEATH" calcext:value-type="string">
            <text:p>DEATH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table:style-name="ce3" office:value-type="string" calcext:value-type="string">
            <text:p>Doll of Cuts</text:p>
          </table:table-cell>
          <table:table-cell table:style-name="ce17"/>
          <table:table-cell table:style-name="ce20" office:value-type="string" calcext:value-type="string">
            <text:p>Stabs to the doll manifest as melee wounds in the target</text:p>
          </table:table-cell>
          <table:table-cell office:value-type="string" calcext:value-type="string">
            <text:p>Baron</text:p>
          </table:table-cell>
          <table:table-cell table:style-name="ce23" office:value-type="string" calcext:value-type="string">
            <text:p>null</text:p>
          </table:table-cell>
          <table:table-cell table:formula="of:=SUBSTITUTE(UPPER([.B15]);&quot; &quot;;&quot;_&quot;)" office:value-type="string" office:string-value="DOLL_OF_CUTS" calcext:value-type="string">
            <text:p>DOLL_OF_CUTS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table:style-name="ce2" office:value-type="string" calcext:value-type="string">
            <text:p>Fetish for Cursing</text:p>
          </table:table-cell>
          <table:table-cell table:style-name="ce17" office:value-type="string" calcext:value-type="string">
            <text:p>*</text:p>
          </table:table-cell>
          <table:table-cell table:style-name="ce21" office:value-type="string" calcext:value-type="string">
            <text:p>Alt: ALL stats are -3 -1 life to horse -1 sanity to horse</text:p>
          </table:table-cell>
          <table:table-cell office:value-type="string" calcext:value-type="string">
            <text:p>Baron</text:p>
          </table:table-cell>
          <table:table-cell table:style-name="ce14" office:value-type="string" calcext:value-type="string">
            <text:p>ModifierForTokenDirectImpl</text:p>
          </table:table-cell>
          <table:table-cell table:formula="of:=SUBSTITUTE(UPPER([.B16]);&quot; &quot;;&quot;_&quot;)" office:value-type="string" office:string-value="FETISH_FOR_CURSING" calcext:value-type="string">
            <text:p>FETISH_FOR_CURSING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table:style-name="ce4" office:value-type="string" calcext:value-type="string">
            <text:p>Doll of Armor</text:p>
          </table:table-cell>
          <table:table-cell table:style-name="ce17" office:value-type="string" calcext:value-type="string">
            <text:p>armorbonus</text:p>
          </table:table-cell>
          <table:table-cell table:style-name="ce20" office:value-type="string" calcext:value-type="string">
            <text:p>Target gets +4 armor bonus head to toe.</text:p>
          </table:table-cell>
          <table:table-cell office:value-type="string" calcext:value-type="string">
            <text:p>Belie Belcan</text:p>
          </table:table-cell>
          <table:table-cell table:style-name="ce14" office:value-type="string" calcext:value-type="string">
            <text:p>ModifierForTokenDirectImpl</text:p>
          </table:table-cell>
          <table:table-cell table:formula="of:=SUBSTITUTE(UPPER([.B17]);&quot; &quot;;&quot;_&quot;)" office:value-type="string" office:string-value="DOLL_OF_ARMOR" calcext:value-type="string">
            <text:p>DOLL_OF_ARMOR</text:p>
          </table:table-cell>
        </table:table-row>
        <table:table-row table:style-name="ro2">
          <table:table-cell table:style-name="ce7" office:value-type="string" calcext:value-type="string">
            <text:p>√</text:p>
          </table:table-cell>
          <table:table-cell office:value-type="string" calcext:value-type="string">
            <text:p>Fetish for Sanctuary</text:p>
          </table:table-cell>
          <table:table-cell table:style-name="ce17"/>
          <table:table-cell table:style-name="ce17" office:value-type="string" calcext:value-type="string">
            <text:p>Immunity against charms, addictions, temptations, and Baron</text:p>
          </table:table-cell>
          <table:table-cell office:value-type="string" calcext:value-type="string">
            <text:p>Belie Belcan</text:p>
          </table:table-cell>
          <table:table-cell table:style-name="ce14" office:value-type="string" calcext:value-type="string">
            <text:p>ModifierFromMacroImpl</text:p>
          </table:table-cell>
          <table:table-cell table:formula="of:=SUBSTITUTE(UPPER([.B18]);&quot; &quot;;&quot;_&quot;)" office:value-type="string" office:string-value="FETISH_FOR_SANCTUARY" calcext:value-type="string">
            <text:p>FETISH_FOR_SANCTUARY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table:style-name="ce2" office:value-type="string" calcext:value-type="string">
            <text:p>Fetish for Wisdom</text:p>
          </table:table-cell>
          <table:table-cell table:style-name="ce17" office:value-type="string" calcext:value-type="string">
            <text:p>wisdom</text:p>
          </table:table-cell>
          <table:table-cell table:style-name="ce21" office:value-type="string" calcext:value-type="string">
            <text:p>+2 to wisdom</text:p>
          </table:table-cell>
          <table:table-cell office:value-type="string" calcext:value-type="string">
            <text:p>Belie Belcan</text:p>
          </table:table-cell>
          <table:table-cell table:style-name="ce14" office:value-type="string" calcext:value-type="string">
            <text:p>ModifierForTokenDirectImpl</text:p>
          </table:table-cell>
          <table:table-cell table:formula="of:=SUBSTITUTE(UPPER([.B19]);&quot; &quot;;&quot;_&quot;)" office:value-type="string" office:string-value="FETISH_FOR_WISDOM" calcext:value-type="string">
            <text:p>FETISH_FOR_WISDOM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table:style-name="ce2" office:value-type="string" calcext:value-type="string">
            <text:p>Doll of Cunning</text:p>
          </table:table-cell>
          <table:table-cell table:style-name="ce17" office:value-type="string" calcext:value-type="string">
            <text:p>intelligence</text:p>
          </table:table-cell>
          <table:table-cell table:style-name="ce21" office:value-type="string" calcext:value-type="string">
            <text:p>+2 to intelligence</text:p>
          </table:table-cell>
          <table:table-cell office:value-type="string" calcext:value-type="string">
            <text:p>Dan</text:p>
          </table:table-cell>
          <table:table-cell table:style-name="ce14" office:value-type="string" calcext:value-type="string">
            <text:p>ModifierForTokenDirectImpl</text:p>
          </table:table-cell>
          <table:table-cell table:formula="of:=SUBSTITUTE(UPPER([.B20]);&quot; &quot;;&quot;_&quot;)" office:value-type="string" office:string-value="DOLL_OF_CUNNING" calcext:value-type="string">
            <text:p>DOLL_OF_CUNNING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table:style-name="ce2" office:value-type="string" calcext:value-type="string">
            <text:p>Doll of Focus</text:p>
          </table:table-cell>
          <table:table-cell table:style-name="ce17" office:value-type="string" calcext:value-type="string">
            <text:p>focus</text:p>
          </table:table-cell>
          <table:table-cell table:style-name="ce21" office:value-type="string" calcext:value-type="string">
            <text:p>+2 to constitution</text:p>
          </table:table-cell>
          <table:table-cell office:value-type="string" calcext:value-type="string">
            <text:p>Dan</text:p>
          </table:table-cell>
          <table:table-cell table:style-name="ce14" office:value-type="string" calcext:value-type="string">
            <text:p>ModifierForTokenDirectImpl</text:p>
          </table:table-cell>
          <table:table-cell table:formula="of:=SUBSTITUTE(UPPER([.B21]);&quot; &quot;;&quot;_&quot;)" office:value-type="string" office:string-value="DOLL_OF_FOCUS" calcext:value-type="string">
            <text:p>DOLL_OF_FOCUS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table:style-name="ce2" office:value-type="string" calcext:value-type="string">
            <text:p>Fetish for Sanity</text:p>
          </table:table-cell>
          <table:table-cell table:style-name="ce17" office:value-type="string" calcext:value-type="string">
            <text:p>sanity</text:p>
          </table:table-cell>
          <table:table-cell table:style-name="ce21" office:value-type="string" calcext:value-type="string">
            <text:p>+2 to sanity</text:p>
          </table:table-cell>
          <table:table-cell office:value-type="string" calcext:value-type="string">
            <text:p>Dan</text:p>
          </table:table-cell>
          <table:table-cell table:style-name="ce14" office:value-type="string" calcext:value-type="string">
            <text:p>ModifierForTokenDirectImpl</text:p>
          </table:table-cell>
          <table:table-cell table:formula="of:=SUBSTITUTE(UPPER([.B22]);&quot; &quot;;&quot;_&quot;)" office:value-type="string" office:string-value="FETISH_FOR_SANITY" calcext:value-type="string">
            <text:p>FETISH_FOR_SANITY</text:p>
          </table:table-cell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3" office:value-type="string" calcext:value-type="string">
            <text:p>Fetish for Venom</text:p>
          </table:table-cell>
          <table:table-cell table:style-name="ce17"/>
          <table:table-cell table:style-name="ce20" office:value-type="string" calcext:value-type="string">
            <text:p>Melee weapon WILL poison target upon damaging hit.</text:p>
          </table:table-cell>
          <table:table-cell office:value-type="string" calcext:value-type="string">
            <text:p>Dan</text:p>
          </table:table-cell>
          <table:table-cell table:style-name="ce14" office:value-type="string" calcext:value-type="string">
            <text:p>ModifierFromMacroImpl</text:p>
          </table:table-cell>
          <table:table-cell table:formula="of:=SUBSTITUTE(UPPER([.B23]);&quot; &quot;;&quot;_&quot;)" office:value-type="string" office:string-value="FETISH_FOR_VENOM" calcext:value-type="string">
            <text:p>FETISH_FOR_VENOM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table:style-name="ce2" office:value-type="string" calcext:value-type="string">
            <text:p>Doll of Constitution</text:p>
          </table:table-cell>
          <table:table-cell table:style-name="ce17" office:value-type="string" calcext:value-type="string">
            <text:p>constitution</text:p>
          </table:table-cell>
          <table:table-cell table:style-name="ce21" office:value-type="string" calcext:value-type="string">
            <text:p>+2 to constitution</text:p>
          </table:table-cell>
          <table:table-cell office:value-type="string" calcext:value-type="string">
            <text:p>Filomena</text:p>
          </table:table-cell>
          <table:table-cell table:style-name="ce14" office:value-type="string" calcext:value-type="string">
            <text:p>ModifierForTokenDirectImpl</text:p>
          </table:table-cell>
          <table:table-cell table:formula="of:=SUBSTITUTE(UPPER([.B24]);&quot; &quot;;&quot;_&quot;)" office:value-type="string" office:string-value="DOLL_OF_CONSTITUTION" calcext:value-type="string">
            <text:p>DOLL_OF_CONSTITUTION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table:style-name="ce3" office:value-type="string" calcext:value-type="string">
            <text:p>Doll of Fire</text:p>
          </table:table-cell>
          <table:table-cell table:style-name="ce17"/>
          <table:table-cell table:style-name="ce20" office:value-type="string" calcext:value-type="string">
            <text:p>Burns on the doll manifest as fire damage on the target</text:p>
          </table:table-cell>
          <table:table-cell office:value-type="string" calcext:value-type="string">
            <text:p>Filomena</text:p>
          </table:table-cell>
          <table:table-cell office:value-type="string" calcext:value-type="string">
            <text:p>null</text:p>
          </table:table-cell>
          <table:table-cell table:formula="of:=SUBSTITUTE(UPPER([.B25]);&quot; &quot;;&quot;_&quot;)" office:value-type="string" office:string-value="DOLL_OF_FIRE" calcext:value-type="string">
            <text:p>DOLL_OF_FIRE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table:style-name="ce3" office:value-type="string" calcext:value-type="string">
            <text:p>Doll of Puppetry</text:p>
          </table:table-cell>
          <table:table-cell table:style-name="ce17"/>
          <table:table-cell table:style-name="ce20" office:value-type="string" calcext:value-type="string">
            <text:p>Manipulating the doll causes crude mimicry of action in the target</text:p>
          </table:table-cell>
          <table:table-cell office:value-type="string" calcext:value-type="string">
            <text:p>Filomena</text:p>
          </table:table-cell>
          <table:table-cell office:value-type="string" calcext:value-type="string">
            <text:p>null</text:p>
          </table:table-cell>
          <table:table-cell table:formula="of:=SUBSTITUTE(UPPER([.B26]);&quot; &quot;;&quot;_&quot;)" office:value-type="string" office:string-value="DOLL_OF_PUPPETRY" calcext:value-type="string">
            <text:p>DOLL_OF_PUPPETRY</text:p>
          </table:table-cell>
        </table:table-row>
        <table:table-row table:style-name="ro3">
          <table:table-cell table:style-name="ce8" office:value-type="string" calcext:value-type="string">
            <text:p>U</text:p>
          </table:table-cell>
          <table:table-cell table:style-name="ce3" office:value-type="string" calcext:value-type="string">
            <text:p>Bone Shard</text:p>
          </table:table-cell>
          <table:table-cell table:style-name="ce17"/>
          <table:table-cell table:style-name="ce20" office:value-type="string" calcext:value-type="string">
            <text:p>Ethereal fragment of bone flies from femur rod into target, doing 1d4 damage per round</text:p>
          </table:table-cell>
          <table:table-cell office:value-type="string" calcext:value-type="string">
            <text:p>Gû</text:p>
          </table:table-cell>
          <table:table-cell table:style-name="ce14" office:value-type="string" calcext:value-type="string">
            <text:p>ModifierFromMacroImpl</text:p>
          </table:table-cell>
          <table:table-cell table:formula="of:=SUBSTITUTE(UPPER([.B27]);&quot; &quot;;&quot;_&quot;)" office:value-type="string" office:string-value="BONE_SHARD" calcext:value-type="string">
            <text:p>BONE_SHARD</text:p>
          </table:table-cell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3" office:value-type="string" calcext:value-type="string">
            <text:p>Fetish for Missiles</text:p>
          </table:table-cell>
          <table:table-cell table:style-name="ce17"/>
          <table:table-cell table:style-name="ce20" office:value-type="string" calcext:value-type="string">
            <text:p>Bow, crossbow, or similar ranged weapon becomes +3</text:p>
          </table:table-cell>
          <table:table-cell office:value-type="string" calcext:value-type="string">
            <text:p>Gû</text:p>
          </table:table-cell>
          <table:table-cell table:style-name="ce14" office:value-type="string" calcext:value-type="string">
            <text:p>ModifierFromMacroImpl</text:p>
          </table:table-cell>
          <table:table-cell table:formula="of:=SUBSTITUTE(UPPER([.B28]);&quot; &quot;;&quot;_&quot;)" office:value-type="string" office:string-value="FETISH_FOR_MISSILES" calcext:value-type="string">
            <text:p>FETISH_FOR_MISSILES</text:p>
          </table:table-cell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3" office:value-type="string" calcext:value-type="string">
            <text:p>Fetish for Iron</text:p>
          </table:table-cell>
          <table:table-cell table:style-name="ce17"/>
          <table:table-cell table:style-name="ce20" office:value-type="string" calcext:value-type="string">
            <text:p>Iron or steel bladed melee weapon is +3</text:p>
          </table:table-cell>
          <table:table-cell office:value-type="string" calcext:value-type="string">
            <text:p>Gû</text:p>
          </table:table-cell>
          <table:table-cell table:style-name="ce14" office:value-type="string" calcext:value-type="string">
            <text:p>ModifierFromMacroImpl</text:p>
          </table:table-cell>
          <table:table-cell table:formula="of:=SUBSTITUTE(UPPER([.B29]);&quot; &quot;;&quot;_&quot;)" office:value-type="string" office:string-value="FETISH_FOR_IRON" calcext:value-type="string">
            <text:p>FETISH_FOR_IRON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table:style-name="ce2" office:value-type="string" calcext:value-type="string">
            <text:p>Doll of Dancing</text:p>
          </table:table-cell>
          <table:table-cell table:style-name="ce17" office:value-type="string" calcext:value-type="string">
            <text:p>dexterity</text:p>
          </table:table-cell>
          <table:table-cell table:style-name="ce20" office:value-type="string" calcext:value-type="string">
            <text:p>Target get +3 dexterity bonus</text:p>
          </table:table-cell>
          <table:table-cell office:value-type="string" calcext:value-type="string">
            <text:p>Jo</text:p>
          </table:table-cell>
          <table:table-cell table:style-name="ce14" office:value-type="string" calcext:value-type="string">
            <text:p>ModifierForTokenDirectImpl</text:p>
          </table:table-cell>
          <table:table-cell table:formula="of:=SUBSTITUTE(UPPER([.B30]);&quot; &quot;;&quot;_&quot;)" office:value-type="string" office:string-value="DOLL_OF_DANCING" calcext:value-type="string">
            <text:p>DOLL_OF_DANCING</text:p>
          </table:table-cell>
        </table:table-row>
        <table:table-row table:style-name="ro3">
          <table:table-cell table:style-name="ce7" office:value-type="string" calcext:value-type="string">
            <text:p>√</text:p>
          </table:table-cell>
          <table:table-cell table:style-name="ce3" office:value-type="string" calcext:value-type="string">
            <text:p>Favorable Wind</text:p>
          </table:table-cell>
          <table:table-cell table:style-name="ce17"/>
          <table:table-cell table:style-name="ce20" office:value-type="string" calcext:value-type="string">
            <text:p>The wind blows the directions the horse specifies at the beginning of the ride.</text:p>
          </table:table-cell>
          <table:table-cell office:value-type="string" calcext:value-type="string">
            <text:p>Jo</text:p>
          </table:table-cell>
          <table:table-cell table:style-name="ce23" office:value-type="string" calcext:value-type="string">
            <text:p>null</text:p>
          </table:table-cell>
          <table:table-cell table:formula="of:=SUBSTITUTE(UPPER([.B31]);&quot; &quot;;&quot;_&quot;)" office:value-type="string" office:string-value="FAVORABLE_WIND" calcext:value-type="string">
            <text:p>FAVORABLE_WIND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table:style-name="ce2" office:value-type="string" calcext:value-type="string">
            <text:p>Fetish for Aura</text:p>
          </table:table-cell>
          <table:table-cell table:style-name="ce17" office:value-type="string" calcext:value-type="string">
            <text:p>aura</text:p>
          </table:table-cell>
          <table:table-cell table:style-name="ce21" office:value-type="string" calcext:value-type="string">
            <text:p>+2 to aura</text:p>
          </table:table-cell>
          <table:table-cell office:value-type="string" calcext:value-type="string">
            <text:p>Jo</text:p>
          </table:table-cell>
          <table:table-cell table:style-name="ce14" office:value-type="string" calcext:value-type="string">
            <text:p>ModifierForTokenDirectImpl</text:p>
          </table:table-cell>
          <table:table-cell table:formula="of:=SUBSTITUTE(UPPER([.B32]);&quot; &quot;;&quot;_&quot;)" office:value-type="string" office:string-value="FETISH_FOR_AURA" calcext:value-type="string">
            <text:p>FETISH_FOR_AURA</text:p>
          </table:table-cell>
        </table:table-row>
        <table:table-row table:style-name="ro1">
          <table:table-cell/>
          <table:table-cell table:style-name="ce3" office:value-type="string" calcext:value-type="string">
            <text:p>Fetish for Saving</text:p>
          </table:table-cell>
          <table:table-cell table:style-name="ce17"/>
          <table:table-cell table:style-name="ce22" office:value-type="string" calcext:value-type="string">
            <text:p>Any type of save specified when the charm is made gets a +3</text:p>
          </table:table-cell>
          <table:table-cell office:value-type="string" calcext:value-type="string">
            <text:p>Legba</text:p>
          </table:table-cell>
          <table:table-cell office:value-type="string" calcext:value-type="string">
            <text:p>Dialog + ModifierForTokenDirectImpl </text:p>
          </table:table-cell>
          <table:table-cell table:formula="of:=SUBSTITUTE(UPPER([.B33]);&quot; &quot;;&quot;_&quot;)" office:value-type="string" office:string-value="FETISH_FOR_SAVING" calcext:value-type="string">
            <text:p>FETISH_FOR_SAVING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table:style-name="ce2" office:value-type="string" calcext:value-type="string">
            <text:p>Fetish for Strength</text:p>
          </table:table-cell>
          <table:table-cell table:style-name="ce17" office:value-type="string" calcext:value-type="string">
            <text:p>strength</text:p>
          </table:table-cell>
          <table:table-cell table:style-name="ce21" office:value-type="string" calcext:value-type="string">
            <text:p>+2 to strength</text:p>
          </table:table-cell>
          <table:table-cell office:value-type="string" calcext:value-type="string">
            <text:p>Legba</text:p>
          </table:table-cell>
          <table:table-cell table:style-name="ce14" office:value-type="string" calcext:value-type="string">
            <text:p>ModifierForTokenDirectImpl</text:p>
          </table:table-cell>
          <table:table-cell table:formula="of:=SUBSTITUTE(UPPER([.B34]);&quot; &quot;;&quot;_&quot;)" office:value-type="string" office:string-value="FETISH_FOR_STRENGTH" calcext:value-type="string">
            <text:p>FETISH_FOR_STRENGTH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table:style-name="ce2" office:value-type="string" calcext:value-type="string">
            <text:p>Fetish for Willpower</text:p>
          </table:table-cell>
          <table:table-cell table:style-name="ce17" office:value-type="string" calcext:value-type="string">
            <text:p>willpower</text:p>
          </table:table-cell>
          <table:table-cell table:style-name="ce21" office:value-type="string" calcext:value-type="string">
            <text:p>+2 to willpower</text:p>
          </table:table-cell>
          <table:table-cell office:value-type="string" calcext:value-type="string">
            <text:p>Legba</text:p>
          </table:table-cell>
          <table:table-cell table:style-name="ce14" office:value-type="string" calcext:value-type="string">
            <text:p>ModifierForTokenDirectImpl</text:p>
          </table:table-cell>
          <table:table-cell table:formula="of:=SUBSTITUTE(UPPER([.B35]);&quot; &quot;;&quot;_&quot;)" office:value-type="string" office:string-value="FETISH_FOR_WILLPOWER" calcext:value-type="string">
            <text:p>FETISH_FOR_WILLPOWER</text:p>
          </table:table-cell>
        </table:table-row>
        <table:table-row table:style-name="ro1">
          <table:table-cell/>
          <table:table-cell table:style-name="ce3" office:value-type="string" calcext:value-type="string">
            <text:p>Fetish for Cursing</text:p>
          </table:table-cell>
          <table:table-cell table:style-name="ce17"/>
          <table:table-cell table:style-name="ce22" office:value-type="string" calcext:value-type="string">
            <text:p>Any type of save specified when the charm is made gets a -3</text:p>
          </table:table-cell>
          <table:table-cell office:value-type="string" calcext:value-type="string">
            <text:p>Lêgba</text:p>
          </table:table-cell>
          <table:table-cell office:value-type="string" calcext:value-type="string">
            <text:p>Dialog + ModifierForTokenDirectImpl </text:p>
          </table:table-cell>
          <table:table-cell table:formula="of:=SUBSTITUTE(UPPER([.B36]);&quot; &quot;;&quot;_&quot;)" office:value-type="string" office:string-value="FETISH_FOR_CURSING" calcext:value-type="string">
            <text:p>FETISH_FOR_CURSING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table:style-name="ce2" office:value-type="string" calcext:value-type="string">
            <text:p>Fetish for Luck</text:p>
          </table:table-cell>
          <table:table-cell table:style-name="ce17" office:value-type="string" calcext:value-type="string">
            <text:p>luck</text:p>
          </table:table-cell>
          <table:table-cell table:style-name="ce21" office:value-type="string" calcext:value-type="string">
            <text:p>+2 to luck</text:p>
          </table:table-cell>
          <table:table-cell office:value-type="string" calcext:value-type="string">
            <text:p>Lêgba</text:p>
          </table:table-cell>
          <table:table-cell table:style-name="ce14" office:value-type="string" calcext:value-type="string">
            <text:p>ModifierForTokenDirectImpl</text:p>
          </table:table-cell>
          <table:table-cell table:formula="of:=SUBSTITUTE(UPPER([.B37]);&quot; &quot;;&quot;_&quot;)" office:value-type="string" office:string-value="FETISH_FOR_LUCK" calcext:value-type="string">
            <text:p>FETISH_FOR_LUCK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table:style-name="ce2" office:value-type="string" calcext:value-type="string">
            <text:p>Fetish for Reflex</text:p>
          </table:table-cell>
          <table:table-cell table:style-name="ce17" office:value-type="string" calcext:value-type="string">
            <text:p>reflex</text:p>
          </table:table-cell>
          <table:table-cell table:style-name="ce21" office:value-type="string" calcext:value-type="string">
            <text:p>+2 to reflex</text:p>
          </table:table-cell>
          <table:table-cell office:value-type="string" calcext:value-type="string">
            <text:p>Lêgba</text:p>
          </table:table-cell>
          <table:table-cell table:style-name="ce14" office:value-type="string" calcext:value-type="string">
            <text:p>ModifierForTokenDirectImpl</text:p>
          </table:table-cell>
          <table:table-cell table:formula="of:=SUBSTITUTE(UPPER([.B38]);&quot; &quot;;&quot;_&quot;)" office:value-type="string" office:string-value="FETISH_FOR_REFLEX" calcext:value-type="string">
            <text:p>FETISH_FOR_REFLEX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table:style-name="ce4" office:value-type="string" calcext:value-type="string">
            <text:p>Doll of Beauty</text:p>
          </table:table-cell>
          <table:table-cell table:style-name="ce17" office:value-type="string" calcext:value-type="string">
            <text:p>charisma</text:p>
          </table:table-cell>
          <table:table-cell table:style-name="ce20" office:value-type="string" calcext:value-type="string">
            <text:p>Target gets a glamour as of +4 charisma.</text:p>
          </table:table-cell>
          <table:table-cell office:value-type="string" calcext:value-type="string">
            <text:p>Metresili</text:p>
          </table:table-cell>
          <table:table-cell table:style-name="ce14" office:value-type="string" calcext:value-type="string">
            <text:p>ModifierForTokenDirectImpl</text:p>
          </table:table-cell>
          <table:table-cell table:formula="of:=SUBSTITUTE(UPPER([.B39]);&quot; &quot;;&quot;_&quot;)" office:value-type="string" office:string-value="DOLL_OF_BEAUTY" calcext:value-type="string">
            <text:p>DOLL_OF_BEAUTY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office:value-type="string" calcext:value-type="string">
            <text:p>Fetish for Trade</text:p>
          </table:table-cell>
          <table:table-cell table:style-name="ce17"/>
          <table:table-cell table:style-name="ce20" office:value-type="string" calcext:value-type="string">
            <text:p>+2 to all checks for commerce, trade, bargaining and negotiations</text:p>
          </table:table-cell>
          <table:table-cell office:value-type="string" calcext:value-type="string">
            <text:p>Metresili</text:p>
          </table:table-cell>
          <table:table-cell table:style-name="ce23" office:value-type="string" calcext:value-type="string">
            <text:p>null</text:p>
          </table:table-cell>
          <table:table-cell table:formula="of:=SUBSTITUTE(UPPER([.B40]);&quot; &quot;;&quot;_&quot;)" office:value-type="string" office:string-value="FETISH_FOR_TRADE" calcext:value-type="string">
            <text:p>FETISH_FOR_TRADE</text:p>
          </table:table-cell>
        </table:table-row>
        <table:table-row table:style-name="ro3">
          <table:table-cell table:style-name="ce8" office:value-type="string" calcext:value-type="string">
            <text:p>U</text:p>
          </table:table-cell>
          <table:table-cell table:style-name="ce3" office:value-type="string" calcext:value-type="string">
            <text:p>Doll of Mad Love</text:p>
          </table:table-cell>
          <table:table-cell table:style-name="ce17"/>
          <table:table-cell table:style-name="ce20" office:value-type="string" calcext:value-type="string">
            <text:p>Stroking and Caressing the doll, builds an OPPOSED Unlimited Charm Person.</text:p>
          </table:table-cell>
          <table:table-cell office:value-type="string" calcext:value-type="string">
            <text:p>Metresili</text:p>
          </table:table-cell>
          <table:table-cell table:style-name="ce15" office:value-type="string" calcext:value-type="string">
            <text:p>ModifierFromMacroImpl</text:p>
          </table:table-cell>
          <table:table-cell table:formula="of:=SUBSTITUTE(UPPER([.B41]);&quot; &quot;;&quot;_&quot;)" office:value-type="string" office:string-value="DOLL_OF_MAD_LOVE" calcext:value-type="string">
            <text:p>DOLL_OF_MAD_LOVE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table:style-name="ce2" office:value-type="string" calcext:value-type="string">
            <text:p>Doll of Courage</text:p>
          </table:table-cell>
          <table:table-cell table:style-name="ce17" office:value-type="string" calcext:value-type="string">
            <text:p>bravery</text:p>
          </table:table-cell>
          <table:table-cell table:style-name="ce21" office:value-type="string" calcext:value-type="string">
            <text:p>+2 to bravery</text:p>
          </table:table-cell>
          <table:table-cell office:value-type="string" calcext:value-type="string">
            <text:p>Ogun Balenjod</text:p>
          </table:table-cell>
          <table:table-cell table:style-name="ce14" office:value-type="string" calcext:value-type="string">
            <text:p>ModifierForTokenDirectImpl</text:p>
          </table:table-cell>
          <table:table-cell table:formula="of:=SUBSTITUTE(UPPER([.B42]);&quot; &quot;;&quot;_&quot;)" office:value-type="string" office:string-value="DOLL_OF_COURAGE" calcext:value-type="string">
            <text:p>DOLL_OF_COURAGE</text:p>
          </table:table-cell>
        </table:table-row>
        <table:table-row table:style-name="ro3">
          <table:table-cell table:style-name="ce7" office:value-type="string" calcext:value-type="string">
            <text:p>√</text:p>
          </table:table-cell>
          <table:table-cell table:style-name="ce4" office:value-type="string" calcext:value-type="string">
            <text:p>Doll of Soldiering</text:p>
          </table:table-cell>
          <table:table-cell table:style-name="ce17" office:value-type="string" calcext:value-type="string">
            <text:p>thac0, meleebonus</text:p>
          </table:table-cell>
          <table:table-cell table:style-name="ce20" office:value-type="string" calcext:value-type="string">
            <text:p>Target gets +2 to hit and +2 melee damage</text:p>
          </table:table-cell>
          <table:table-cell office:value-type="string" calcext:value-type="string">
            <text:p>Ogun Balenjod</text:p>
          </table:table-cell>
          <table:table-cell table:style-name="ce14" office:value-type="string" calcext:value-type="string">
            <text:p>ModifierForTokenDirectImpl</text:p>
          </table:table-cell>
          <table:table-cell table:formula="of:=SUBSTITUTE(UPPER([.B43]);&quot; &quot;;&quot;_&quot;)" office:value-type="string" office:string-value="DOLL_OF_SOLDIERING" calcext:value-type="string">
            <text:p>DOLL_OF_SOLDIERING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table:style-name="ce2" office:value-type="string" calcext:value-type="string">
            <text:p>Fetish for Fortitude</text:p>
          </table:table-cell>
          <table:table-cell table:style-name="ce17" office:value-type="string" calcext:value-type="string">
            <text:p>fortitude</text:p>
          </table:table-cell>
          <table:table-cell table:style-name="ce21" office:value-type="string" calcext:value-type="string">
            <text:p>+2 to fortitude</text:p>
          </table:table-cell>
          <table:table-cell office:value-type="string" calcext:value-type="string">
            <text:p>Ogun Balenjod</text:p>
          </table:table-cell>
          <table:table-cell table:style-name="ce14" office:value-type="string" calcext:value-type="string">
            <text:p>ModifierForTokenDirectImpl</text:p>
          </table:table-cell>
          <table:table-cell table:formula="of:=SUBSTITUTE(UPPER([.B44]);&quot; &quot;;&quot;_&quot;)" office:value-type="string" office:string-value="FETISH_FOR_FORTITUDE" calcext:value-type="string">
            <text:p>FETISH_FOR_FORTITUDE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table:style-name="ce2" office:value-type="string" calcext:value-type="string">
            <text:p>Doll of Armor</text:p>
          </table:table-cell>
          <table:table-cell table:style-name="ce17" office:value-type="string" calcext:value-type="string">
            <text:p>armorbonus</text:p>
          </table:table-cell>
          <table:table-cell table:style-name="ce21" office:value-type="string" calcext:value-type="string">
            <text:p>Target gets +4 armor bonus head to toe.</text:p>
          </table:table-cell>
          <table:table-cell office:value-type="string" calcext:value-type="string">
            <text:p>Sakpata</text:p>
          </table:table-cell>
          <table:table-cell table:style-name="ce14" office:value-type="string" calcext:value-type="string">
            <text:p>ModifierForTokenDirectImpl</text:p>
          </table:table-cell>
          <table:table-cell table:formula="of:=SUBSTITUTE(UPPER([.B45]);&quot; &quot;;&quot;_&quot;)" office:value-type="string" office:string-value="DOLL_OF_ARMOR" calcext:value-type="string">
            <text:p>DOLL_OF_ARMOR</text:p>
          </table:table-cell>
        </table:table-row>
        <table:table-row table:style-name="ro1">
          <table:table-cell table:style-name="ce7" office:value-type="string" calcext:value-type="string">
            <text:p>√</text:p>
          </table:table-cell>
          <table:table-cell table:style-name="ce2" office:value-type="string" calcext:value-type="string">
            <text:p>Fetish for Life</text:p>
          </table:table-cell>
          <table:table-cell table:style-name="ce17" office:value-type="string" calcext:value-type="string">
            <text:p>life</text:p>
          </table:table-cell>
          <table:table-cell table:style-name="ce21" office:value-type="string" calcext:value-type="string">
            <text:p>+2 to life -2 to intelligent -1 to constitution, sanity, wisdom</text:p>
          </table:table-cell>
          <table:table-cell office:value-type="string" calcext:value-type="string">
            <text:p>Sakpata</text:p>
          </table:table-cell>
          <table:table-cell table:style-name="ce14" office:value-type="string" calcext:value-type="string">
            <text:p>ModifierForTokenDirectImpl</text:p>
          </table:table-cell>
          <table:table-cell table:formula="of:=SUBSTITUTE(UPPER([.B46]);&quot; &quot;;&quot;_&quot;)" office:value-type="string" office:string-value="FETISH_FOR_LIFE" calcext:value-type="string">
            <text:p>FETISH_FOR_LIFE</text:p>
          </table:table-cell>
        </table:table-row>
        <table:table-row table:style-name="ro3">
          <table:table-cell table:style-name="ce7" office:value-type="string" calcext:value-type="string">
            <text:p>√</text:p>
          </table:table-cell>
          <table:table-cell table:style-name="ce3" office:value-type="string" calcext:value-type="string">
            <text:p>Mana</text:p>
          </table:table-cell>
          <table:table-cell table:style-name="ce17"/>
          <table:table-cell table:style-name="ce20" office:value-type="string" calcext:value-type="string">
            <text:p>Bread-like food blossoms from the ground, nourishing and refreshing all. Restores all action points and provides full rest.</text:p>
          </table:table-cell>
          <table:table-cell office:value-type="string" calcext:value-type="string">
            <text:p>Sakpata</text:p>
          </table:table-cell>
          <table:table-cell table:style-name="ce23" office:value-type="string" calcext:value-type="string">
            <text:p>null</text:p>
          </table:table-cell>
          <table:table-cell table:formula="of:=SUBSTITUTE(UPPER([.B47]);&quot; &quot;;&quot;_&quot;)" office:value-type="string" office:string-value="MANA" calcext:value-type="string">
            <text:p>MANA</text:p>
          </table:table-cell>
        </table:table-row>
        <table:table-row table:style-name="ro3">
          <table:table-cell table:style-name="ce7" office:value-type="string" calcext:value-type="string">
            <text:p>√</text:p>
          </table:table-cell>
          <table:table-cell table:style-name="ce3" office:value-type="string" calcext:value-type="string">
            <text:p>Nectar</text:p>
          </table:table-cell>
          <table:table-cell table:style-name="ce17"/>
          <table:table-cell table:style-name="ce20" office:value-type="string" calcext:value-type="string">
            <text:p>Gourds of drink blossom from the ground, nourishing and refreshing all. Instant heal check and stops all D.O.T.</text:p>
          </table:table-cell>
          <table:table-cell office:value-type="string" calcext:value-type="string">
            <text:p>Sakpata</text:p>
          </table:table-cell>
          <table:table-cell table:style-name="ce23" office:value-type="string" calcext:value-type="string">
            <text:p>null</text:p>
          </table:table-cell>
          <table:table-cell table:formula="of:=SUBSTITUTE(UPPER([.B48]);&quot; &quot;;&quot;_&quot;)" office:value-type="string" office:string-value="NECTAR" calcext:value-type="string">
            <text:p>NECTAR</text:p>
          </table:table-cell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3" office:value-type="string" calcext:value-type="string">
            <text:p>Fetish for Armor</text:p>
          </table:table-cell>
          <table:table-cell table:style-name="ce17"/>
          <table:table-cell table:style-name="ce20" office:value-type="string" calcext:value-type="string">
            <text:p>Single armor piece gets +3</text:p>
          </table:table-cell>
          <table:table-cell office:value-type="string" calcext:value-type="string">
            <text:p>Xêvioso</text:p>
          </table:table-cell>
          <table:table-cell table:style-name="ce14" office:value-type="string" calcext:value-type="string">
            <text:p>ModifierFromMacroImpl</text:p>
          </table:table-cell>
          <table:table-cell table:formula="of:=SUBSTITUTE(UPPER([.B49]);&quot; &quot;;&quot;_&quot;)" office:value-type="string" office:string-value="FETISH_FOR_ARMOR" calcext:value-type="string">
            <text:p>FETISH_FOR_ARMOR</text:p>
          </table:table-cell>
        </table:table-row>
        <table:table-row table:style-name="ro3">
          <table:table-cell table:style-name="ce7" office:value-type="string" calcext:value-type="string">
            <text:p>√</text:p>
          </table:table-cell>
          <table:table-cell table:style-name="ce4" office:value-type="string" calcext:value-type="string">
            <text:p>Doll of the Judge</text:p>
          </table:table-cell>
          <table:table-cell table:style-name="ce17" office:value-type="string" calcext:value-type="string">
            <text:p>*</text:p>
          </table:table-cell>
          <table:table-cell table:style-name="ce17" office:value-type="string" calcext:value-type="string">
            <text:p>All stats -3. target must be thief, traitor, forsworn, … or pirate. No specific blow-back.</text:p>
          </table:table-cell>
          <table:table-cell office:value-type="string" calcext:value-type="string">
            <text:p>Xêvioso</text:p>
          </table:table-cell>
          <table:table-cell table:style-name="ce14" office:value-type="string" calcext:value-type="string">
            <text:p>ModifierForTokenDirectImpl</text:p>
          </table:table-cell>
          <table:table-cell table:formula="of:=SUBSTITUTE(UPPER([.B50]);&quot; &quot;;&quot;_&quot;)" office:value-type="string" office:string-value="DOLL_OF_THE_JUDGE" calcext:value-type="string">
            <text:p>DOLL_OF_THE_JUDGE</text:p>
          </table:table-cell>
        </table:table-row>
        <table:table-row table:style-name="ro4">
          <table:table-cell table:style-name="ce7" office:value-type="string" calcext:value-type="string">
            <text:p>√</text:p>
          </table:table-cell>
          <table:table-cell table:style-name="ce4" office:value-type="string" calcext:value-type="string">
            <text:p>Fetish for Execution</text:p>
          </table:table-cell>
          <table:table-cell table:style-name="ce17" office:value-type="string" calcext:value-type="string">
            <text:p>strength, dexterity, thac0, damagebonus; intelligence</text:p>
          </table:table-cell>
          <table:table-cell table:style-name="ce17" office:value-type="string" calcext:value-type="string">
            <text:p>+2 strength, dexterity, constitution, to-hit and all damage. Target must be lawful enforcer performing duties. -4 intelligence.</text:p>
          </table:table-cell>
          <table:table-cell office:value-type="string" calcext:value-type="string">
            <text:p>Xêvioso</text:p>
          </table:table-cell>
          <table:table-cell table:style-name="ce14" office:value-type="string" calcext:value-type="string">
            <text:p>ModifierForTokenDirectImpl</text:p>
          </table:table-cell>
          <table:table-cell table:formula="of:=SUBSTITUTE(UPPER([.B51]);&quot; &quot;;&quot;_&quot;)" office:value-type="string" office:string-value="FETISH_FOR_EXECUTION" calcext:value-type="string">
            <text:p>FETISH_FOR_EXECUTION</text:p>
          </table:table-cell>
        </table:table-row>
        <table:table-row table:style-name="ro2" table:number-rows-repeated="104852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B1:Sheet1.E1048576" table:contains-header="false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scadia Code" svg:font-family="'Cascadia Code'"/>
    <style:font-face style:name="Liberation Sans1" svg:font-family="'Liberation Sans'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 style:data-style-name="N2" text:time-value="10:52:21.4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12:16:38.966000000</meta:creation-date>
    <dc:date>2020-03-08T12:16:09.063000000</dc:date>
    <meta:editing-duration>PT7H3M2S</meta:editing-duration>
    <meta:editing-cycles>19</meta:editing-cycles>
    <meta:generator>LibreOffice/6.4.0.3$Windows_X86_64 LibreOffice_project/b0a288ab3d2d4774cb44b62f04d5d28733ac6df8</meta:generator>
    <meta:document-statistic meta:table-count="1" meta:cell-count="329" meta:object-count="0"/>
  </office:meta>
</office:document-meta>
</file>